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paragraph-rsid="0013523e" style:font-weight-asian="normal" style:font-weight-complex="normal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3523e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3523e" style:font-weight-asian="normal" style:font-weight-complex="normal"/>
    </style:style>
    <style:style style:name="P8" style:family="paragraph" style:parent-style-name="Text_20_body">
      <style:text-properties fo:color="#e8bf6a" style:font-name="DejaVu Sans Mono" fo:font-size="9pt" style:text-underline-style="none" fo:font-weight="bold" officeooo:rsid="0013523e" style:font-weight-asian="bold" style:font-weight-complex="bold"/>
    </style:style>
    <style:style style:name="P9" style:family="paragraph" style:parent-style-name="Text_20_body">
      <style:text-properties fo:color="#e8bf6a" style:font-name="DejaVu Sans Mono" fo:font-size="9pt" officeooo:paragraph-rsid="00154795"/>
    </style:style>
    <style:style style:name="P10" style:family="paragraph" style:parent-style-name="Text_20_body">
      <style:text-properties fo:color="#e8bf6a" style:font-name="DejaVu Sans Mono" fo:font-size="9pt" fo:font-weight="normal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13523e" style:font-weight-asian="normal" style:font-weight-complex="normal"/>
    </style:style>
    <style:style style:name="P12" style:family="paragraph" style:parent-style-name="Text_20_body" style:list-style-name="L1">
      <style:text-properties fo:font-weight="bold" style:font-weight-asian="bold" style:font-weight-complex="bold"/>
    </style:style>
    <style:style style:name="P13" style:family="paragraph" style:parent-style-name="Text_20_body" style:list-style-name="L1">
      <style:text-properties fo:font-weight="bold" officeooo:paragraph-rsid="00154795" style:font-weight-asian="bold" style:font-weight-complex="bold"/>
    </style:style>
    <style:style style:name="P14" style:family="paragraph" style:parent-style-name="Text_20_body" style:list-style-name="L1">
      <style:text-properties fo:font-weight="bold" officeooo:paragraph-rsid="0013523e" style:font-weight-asian="bold" style:font-weight-complex="bold"/>
    </style:style>
    <style:style style:name="P15" style:family="paragraph" style:parent-style-name="Text_20_body" style:list-style-name="L1">
      <style:text-properties fo:font-weight="normal" officeooo:paragraph-rsid="0013523e" style:font-weight-asian="normal" style:font-weight-complex="normal"/>
    </style:style>
    <style:style style:name="P16" style:family="paragraph" style:parent-style-name="Preformatted_20_Text">
      <style:text-properties fo:color="#a9b7c6" style:font-name="DejaVu Sans Mono" fo:font-size="9pt"/>
    </style:style>
    <style:style style:name="P17" style:family="paragraph" style:parent-style-name="Preformatted_20_Text" style:list-style-name="L1">
      <style:text-properties fo:color="#a9b7c6" style:font-name="DejaVu Sans Mono" fo:font-size="9pt" officeooo:paragraph-rsid="0013523e"/>
    </style:style>
    <style:style style:name="P18" style:family="paragraph" style:parent-style-name="Preformatted_20_Text" style:list-style-name="L1">
      <style:text-properties fo:color="#a9b7c6" style:font-name="DejaVu Sans Mono" fo:font-size="9pt" officeooo:paragraph-rsid="00154795"/>
    </style:style>
    <style:style style:name="P1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0" style:family="paragraph" style:parent-style-name="Preformatted_20_Text" style:list-style-name="L1">
      <style:text-properties fo:color="#a9b7c6" style:font-name="DejaVu Sans Mono" fo:font-size="9pt" fo:font-weight="bold" officeooo:paragraph-rsid="0013523e" style:font-weight-asian="bold" style:font-weight-complex="bold"/>
    </style:style>
    <style:style style:name="P21" style:family="paragraph" style:parent-style-name="Preformatted_20_Text">
      <style:text-properties fo:color="#a9b7c6" style:font-name="DejaVu Sans Mono" fo:font-size="9pt" style:text-underline-style="none" fo:font-weight="normal" officeooo:rsid="0013523e" style:font-weight-asian="normal" style:font-weight-complex="normal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3" style:family="paragraph" style:parent-style-name="Preformatted_20_Text">
      <style:text-properties fo:color="#e8bf6a" style:font-name="DejaVu Sans Mono" fo:font-size="9pt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2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DejaVu Sans Mono" fo:font-size="9pt"/>
    </style:style>
    <style:style style:name="P2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T1" style:family="text">
      <style:text-properties officeooo:rsid="0013523e"/>
    </style:style>
    <style:style style:name="T2" style:family="text">
      <style:text-properties style:text-underline-style="solid" style:text-underline-width="auto" style:text-underline-color="font-color" fo:font-weight="bold" officeooo:rsid="0013523e" style:font-weight-asian="bold" style:font-weight-complex="bold"/>
    </style:style>
    <style:style style:name="T3" style:family="text">
      <style:text-properties style:text-underline-style="none" fo:font-weight="normal" officeooo:rsid="0013523e" style:font-weight-asian="normal" style:font-weight-complex="normal"/>
    </style:style>
    <style:style style:name="T4" style:family="text">
      <style:text-properties style:text-underline-style="none" fo:font-weight="bold" officeooo:rsid="0013523e" style:font-weight-asian="bold" style:font-weight-complex="bold"/>
    </style:style>
    <style:style style:name="T5" style:family="text">
      <style:text-properties fo:color="#e8bf6a"/>
    </style:style>
    <style:style style:name="T6" style:family="text">
      <style:text-properties fo:color="#e8bf6a" style:font-name="DejaVu Sans Mono" fo:font-size="9pt"/>
    </style:style>
    <style:style style:name="T7" style:family="text">
      <style:text-properties fo:color="#e8bf6a" style:font-name="DejaVu Sans Mono" fo:font-size="9pt" style:text-underline-style="none" fo:font-weight="bold" officeooo:rsid="0013523e" style:font-weight-asian="bold" style:font-weight-complex="bold"/>
    </style:style>
    <style:style style:name="T8" style:family="text">
      <style:text-properties fo:color="#e8bf6a" style:font-name="DejaVu Sans Mono" fo:font-size="9pt" style:text-underline-style="none" officeooo:rsid="0013523e"/>
    </style:style>
    <style:style style:name="T9" style:family="text">
      <style:text-properties fo:color="#e8bf6a" style:font-name="DejaVu Sans Mono" fo:font-size="9pt" fo:font-weight="normal" style:font-weight-asian="normal" style:font-weight-complex="normal"/>
    </style:style>
    <style:style style:name="T10" style:family="text">
      <style:text-properties fo:color="#e8bf6a" fo:font-weight="normal" style:font-weight-asian="normal" style:font-weight-complex="normal"/>
    </style:style>
    <style:style style:name="T11" style:family="text">
      <style:text-properties fo:color="#e8bf6a" style:text-underline-style="none" fo:font-weight="bold" officeooo:rsid="0013523e" style:font-weight-asian="bold" style:font-weight-complex="bold"/>
    </style:style>
    <style:style style:name="T12" style:family="text">
      <style:text-properties fo:color="#bababa"/>
    </style:style>
    <style:style style:name="T13" style:family="text">
      <style:text-properties fo:color="#bababa" style:font-name="DejaVu Sans Mono" fo:font-size="9pt"/>
    </style:style>
    <style:style style:name="T14" style:family="text">
      <style:text-properties fo:color="#bababa" style:font-name="DejaVu Sans Mono" fo:font-size="9pt" style:text-underline-style="none" fo:font-weight="bold" officeooo:rsid="0013523e" style:font-weight-asian="bold" style:font-weight-complex="bold"/>
    </style:style>
    <style:style style:name="T15" style:family="text">
      <style:text-properties fo:color="#bababa" style:font-name="DejaVu Sans Mono" fo:font-size="9pt" fo:font-weight="normal" style:font-weight-asian="normal" style:font-weight-complex="normal"/>
    </style:style>
    <style:style style:name="T16" style:family="text">
      <style:text-properties fo:color="#bababa" fo:font-weight="normal" style:font-weight-asian="normal" style:font-weight-complex="normal"/>
    </style:style>
    <style:style style:name="T17" style:family="text">
      <style:text-properties fo:color="#bababa" style:text-underline-style="none" fo:font-weight="bold" officeooo:rsid="0013523e" style:font-weight-asian="bold" style:font-weight-complex="bold"/>
    </style:style>
    <style:style style:name="T18" style:family="text">
      <style:text-properties fo:color="#a5c261"/>
    </style:style>
    <style:style style:name="T19" style:family="text">
      <style:text-properties fo:color="#a5c261" style:font-name="DejaVu Sans Mono" fo:font-size="9pt"/>
    </style:style>
    <style:style style:name="T20" style:family="text">
      <style:text-properties style:font-name="DejaVu Sans Mono" fo:font-size="9pt"/>
    </style:style>
    <style:style style:name="T21" style:family="text">
      <style:text-properties fo:color="#cc7832"/>
    </style:style>
    <style:style style:name="T22" style:family="text">
      <style:text-properties fo:color="#cc7832" style:font-name="DejaVu Sans Mono" fo:font-size="9pt"/>
    </style:style>
    <style:style style:name="T23" style:family="text">
      <style:text-properties fo:color="#cc7832" style:font-name="DejaVu Sans Mono" fo:font-size="9pt" fo:font-weight="bold"/>
    </style:style>
    <style:style style:name="T24" style:family="text">
      <style:text-properties fo:color="#ffc66d"/>
    </style:style>
    <style:style style:name="T25" style:family="text">
      <style:text-properties fo:color="#ffc66d" style:font-name="DejaVu Sans Mono" fo:font-size="9pt"/>
    </style:style>
    <style:style style:name="T26" style:family="text">
      <style:text-properties fo:color="#6a8759"/>
    </style:style>
    <style:style style:name="T27" style:family="text">
      <style:text-properties fo:color="#6a8759" style:font-name="DejaVu Sans Mono" fo:font-size="9pt"/>
    </style:style>
    <style:style style:name="T28" style:family="text">
      <style:text-properties fo:color="#6897bb" style:font-name="DejaVu Sans Mono" fo:font-size="9pt"/>
    </style:style>
    <style:style style:name="T29" style:family="text">
      <style:text-properties fo:color="#9876aa" style:font-name="DejaVu Sans Mono" fo:font-size="9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s text:c="22"/><text:span text:style-name="T2">Assignment-5</text:span></text:p>
      <text:p text:style-name="P6"/>
      <text:p text:style-name="Text_20_body"><text:span text:style-name="T3"><text:s/></text:span><text:span text:style-name="T4">1.Prompt for amount, interest rate and no. of years and calculate simple interest.</text:span></text:p>
      <text:p text:style-name="P16"><text:span text:style-name="T11">&lt;!DOCTYPE </text:span><text:span text:style-name="T17">html</text:span><text:span text:style-name="T11">&gt;</text:span></text:p>
      <text:p text:style-name="P2"><text:span text:style-name="T5">&lt;html </text:span><text:span text:style-name="T12">lang=</text:span><text:span text:style-name="T18">"en"</text:span><text:span text:style-name="T5">&gt;</text:span></text:p>
      <text:p text:style-name="P4">&lt;head&gt;</text:p>
      <text:p text:style-name="P3"><text:span text:style-name="T5"><text:s text:c="4"/></text:span><text:span text:style-name="T6">&lt;meta </text:span><text:span text:style-name="T13">charset=</text:span><text:span text:style-name="T19">"UTF-8"</text:span><text:span text:style-name="T6">&gt;</text:span></text:p>
      <text:p text:style-name="P3"><text:span text:style-name="T5"><text:s text:c="4"/></text:span><text:span text:style-name="T6">&lt;title&gt;</text:span><text:span text:style-name="T20">Simple Interest Calculator</text:span><text:span text:style-name="T6">&lt;/title&gt;</text:span></text:p>
      <text:p text:style-name="P3"><text:span text:style-name="T5"><text:s text:c="4"/></text:span><text:span text:style-name="T6">&lt;script </text:span><text:span text:style-name="T13">type=</text:span><text:span text:style-name="T19">"text/javascript"</text:span><text:span text:style-name="T6">&gt;</text:span></text:p>
      <text:p text:style-name="P3"><text:span text:style-name="T5"><text:s text:c="8"/></text:span><text:span text:style-name="T23">function </text:span><text:span text:style-name="T25">calculate</text:span><text:span text:style-name="T20">()</text:span></text:p>
      <text:p text:style-name="P3"><text:s text:c="8"/><text:span text:style-name="T20">{</text:span></text:p>
      <text:p text:style-name="P3"><text:s text:c="12"/><text:span text:style-name="T23">var </text:span><text:span text:style-name="T20">p</text:span><text:span text:style-name="T22">,</text:span><text:span text:style-name="T20">r</text:span><text:span text:style-name="T22">,</text:span><text:span text:style-name="T20">t</text:span><text:span text:style-name="T22">;</text:span></text:p>
      <text:p text:style-name="P3"><text:span text:style-name="T21"><text:s text:c="12"/></text:span><text:span text:style-name="T20">p=(</text:span><text:span text:style-name="T25">prompt</text:span><text:span text:style-name="T20">(</text:span><text:span text:style-name="T27">"Please Enter Principle Amount"</text:span><text:span text:style-name="T20">))</text:span><text:span text:style-name="T22">;</text:span></text:p>
      <text:p text:style-name="P3"><text:span text:style-name="T21"><text:s text:c="12"/></text:span><text:span text:style-name="T20">r=(</text:span><text:span text:style-name="T25">prompt</text:span><text:span text:style-name="T20">(</text:span><text:span text:style-name="T27">"Please Enter Rate Amount"</text:span><text:span text:style-name="T20">))</text:span><text:span text:style-name="T22">;</text:span></text:p>
      <text:p text:style-name="P3"><text:span text:style-name="T21"><text:s text:c="12"/></text:span><text:span text:style-name="T20">t=(</text:span><text:span text:style-name="T25">prompt</text:span><text:span text:style-name="T20">(</text:span><text:span text:style-name="T27">"Please Enter Time(year)"</text:span><text:span text:style-name="T20">))</text:span><text:span text:style-name="T22">;</text:span></text:p>
      <text:p text:style-name="P3"><text:span text:style-name="T21"><text:s text:c="12"/></text:span><text:span text:style-name="T23">var </text:span><text:span text:style-name="T20">si=(p*r*t)/</text:span><text:span text:style-name="T28">100</text:span><text:span text:style-name="T22">;</text:span></text:p>
      <text:p text:style-name="P3"><text:span text:style-name="T21"><text:s text:c="12"/></text:span><text:span text:style-name="T20">document.</text:span><text:span text:style-name="T25">write</text:span><text:span text:style-name="T20">(</text:span><text:span text:style-name="T27">"Simple Interest is: "</text:span><text:span text:style-name="T20">+si)</text:span><text:span text:style-name="T22">;</text:span></text:p>
      <text:p text:style-name="P3"><text:span text:style-name="T21"><text:s text:c="8"/></text:span><text:span text:style-name="T20">}</text:span></text:p>
      <text:p text:style-name="P3"><text:s text:c="4"/><text:span text:style-name="T6">&lt;/script&gt;</text:span></text:p>
      <text:p text:style-name="P5"><text:s text:c="8"/><text:span text:style-name="T20">&lt;/head&gt;</text:span></text:p>
      <text:p text:style-name="P4">&lt;body&gt;</text:p>
      <text:p text:style-name="P3"><text:span text:style-name="T5"><text:s text:c="4"/></text:span><text:span text:style-name="T6">&lt;input </text:span><text:span text:style-name="T13">type=</text:span><text:span text:style-name="T19">"button" </text:span><text:span text:style-name="T13">value=</text:span><text:span text:style-name="T19">"Calculate Simple Interest" </text:span><text:span text:style-name="T13">onclick=</text:span><text:span text:style-name="T19">"</text:span><text:span text:style-name="T25">calculate</text:span><text:span text:style-name="T20">()</text:span><text:span text:style-name="T19">" </text:span><text:span text:style-name="T6">/&gt;</text:span></text:p>
      <text:p text:style-name="P4">&lt;/body&gt;</text:p>
      <text:p text:style-name="P26">&lt;/html&gt;</text:p>
      <text:p text:style-name="P23"><text:span text:style-name="T11"/></text:p>
      <text:p text:style-name="P10"><text:span text:style-name="T8"/></text:p>
      <text:p text:style-name="P8"/>
      <text:p text:style-name="P11"><text:s text:c="12"/></text:p>
      <text:list xml:id="list2120806756" text:style-name="L1">
        <text:list-header>
          <text:p text:style-name="P13"><text:span text:style-name="T1">2.</text:span>is palindrome string?</text:p>
          <text:p text:style-name="P18"><text:span text:style-name="T10">&lt;!DOCTYPE </text:span><text:span text:style-name="T16">html</text:span><text:span text:style-name="T10">&gt;</text:span></text:p>
        </text:list-header>
      </text:list>
      <text:p text:style-name="P2"><text:span text:style-name="T5">&lt;html </text:span><text:span text:style-name="T12">lang=</text:span><text:span text:style-name="T18">"en"</text:span><text:span text:style-name="T5">&gt;</text:span></text:p>
      <text:p text:style-name="P4">&lt;head&gt;</text:p>
      <text:p text:style-name="P3"><text:span text:style-name="T5"><text:s text:c="4"/></text:span><text:span text:style-name="T6">&lt;meta </text:span><text:span text:style-name="T13">charset=</text:span><text:span text:style-name="T19">"UTF-8"</text:span><text:span text:style-name="T6">&gt;</text:span></text:p>
      <text:p text:style-name="P3"><text:span text:style-name="T5"><text:s text:c="4"/></text:span><text:span text:style-name="T6">&lt;title&gt;</text:span><text:span text:style-name="T20">Pallindrome Check</text:span><text:span text:style-name="T6">&lt;/title&gt;</text:span></text:p>
      <text:p text:style-name="P3"><text:span text:style-name="T5"><text:s text:c="4"/></text:span><text:span text:style-name="T6">&lt;script </text:span><text:span text:style-name="T13">type=</text:span><text:span text:style-name="T19">"text/javascript"</text:span><text:span text:style-name="T6">&gt;</text:span></text:p>
      <text:p text:style-name="P3"><text:span text:style-name="T5"><text:s text:c="8"/></text:span><text:span text:style-name="T23">function </text:span><text:span text:style-name="T25">checkpallindrome</text:span><text:span text:style-name="T20">()</text:span></text:p>
      <text:p text:style-name="P3"><text:s text:c="8"/><text:span text:style-name="T20">{</text:span></text:p>
      <text:p text:style-name="P3"><text:s text:c="12"/><text:span text:style-name="T23">var </text:span><text:span text:style-name="T20">string1=</text:span><text:span text:style-name="T25">prompt</text:span><text:span text:style-name="T20">(</text:span><text:span text:style-name="T27">"Enter the string to check"</text:span><text:span text:style-name="T20">)</text:span><text:span text:style-name="T22">;</text:span></text:p>
      <text:p text:style-name="P3"><text:span text:style-name="T21"><text:s text:c="12"/></text:span><text:span text:style-name="T23">var </text:span><text:span text:style-name="T20">lastindex=string1.</text:span><text:span text:style-name="T29">length</text:span><text:span text:style-name="T22">;</text:span></text:p>
      <text:p text:style-name="P3"><text:span text:style-name="T21"><text:s text:c="12"/></text:span><text:span text:style-name="T23">var </text:span><text:span text:style-name="T20">string2=string1</text:span><text:span text:style-name="T22">;</text:span></text:p>
      <text:p text:style-name="P3"><text:span text:style-name="T21"><text:s text:c="12"/></text:span><text:span text:style-name="T23">var </text:span><text:span text:style-name="T20">last=lastindex-</text:span><text:span text:style-name="T28">1</text:span><text:span text:style-name="T22">;</text:span></text:p>
      <text:p text:style-name="P3"><text:span text:style-name="T21"><text:s text:c="12"/></text:span><text:span text:style-name="T23">var </text:span><text:span text:style-name="T20">count=</text:span><text:span text:style-name="T28">0</text:span><text:span text:style-name="T22">;</text:span></text:p>
      <text:p text:style-name="P3"><text:span text:style-name="T21"><text:s text:c="12"/></text:span><text:span text:style-name="T23">for</text:span><text:span text:style-name="T20">(</text:span><text:span text:style-name="T23">var </text:span><text:span text:style-name="T20">i=</text:span><text:span text:style-name="T28">0</text:span><text:span text:style-name="T22">;</text:span><text:span text:style-name="T20">i&lt;lastindex</text:span><text:span text:style-name="T22">;</text:span><text:span text:style-name="T20">i++)</text:span></text:p>
      <text:p text:style-name="P3"><text:s text:c="12"/><text:span text:style-name="T20">{</text:span></text:p>
      <text:p text:style-name="P3"><text:s text:c="16"/><text:span text:style-name="T23">if</text:span><text:span text:style-name="T20">(string1[i]==string2[last-i])</text:span></text:p>
      <text:p text:style-name="P3"><text:s text:c="20"/><text:span text:style-name="T20">count++</text:span><text:span text:style-name="T22">;</text:span></text:p>
      <text:p text:style-name="P3"><text:span text:style-name="T21"><text:s text:c="12"/></text:span><text:span text:style-name="T20">}</text:span></text:p>
      <text:p text:style-name="P3"><text:s text:c="12"/><text:span text:style-name="T23">if</text:span><text:span text:style-name="T20">(lastindex&lt;</text:span><text:span text:style-name="T28">1</text:span><text:span text:style-name="T20">)</text:span></text:p>
      <text:p text:style-name="P3"><text:s text:c="16"/><text:span text:style-name="T25">alert</text:span><text:span text:style-name="T20">(</text:span><text:span text:style-name="T27">"Enter anything first"</text:span><text:span text:style-name="T20">)</text:span><text:span text:style-name="T22">;</text:span></text:p>
      <text:p text:style-name="P3"><text:span text:style-name="T21"><text:s text:c="12"/></text:span><text:span text:style-name="T23">else if</text:span><text:span text:style-name="T20">(count==lastindex)</text:span></text:p>
      <text:p text:style-name="P3"><text:s text:c="16"/><text:span text:style-name="T25">alert</text:span><text:span text:style-name="T20">(</text:span><text:span text:style-name="T27">"String is Pallindrome"</text:span><text:span text:style-name="T20">)</text:span><text:span text:style-name="T22">;</text:span></text:p>
      <text:p text:style-name="P3"><text:span text:style-name="T21"><text:s text:c="12"/></text:span><text:span text:style-name="T23">else</text:span></text:p>
      <text:p text:style-name="P3"><text:span text:style-name="T21"><text:s text:c="16"/></text:span><text:span text:style-name="T25">alert</text:span><text:span text:style-name="T20">(</text:span><text:span text:style-name="T27">"String is not Pallindrome"</text:span><text:span text:style-name="T20">)</text:span><text:span text:style-name="T22">;</text:span></text:p>
      <text:p text:style-name="P3"><text:span text:style-name="T21"><text:s text:c="8"/></text:span><text:span text:style-name="T20">}</text:span></text:p>
      <text:p text:style-name="P3"><text:s text:c="4"/><text:span text:style-name="T6">&lt;/script&gt;</text:span></text:p>
      <text:p text:style-name="P4">&lt;/head&gt;</text:p>
      <text:p text:style-name="P4">&lt;body&gt;</text:p>
      <text:p text:style-name="P2"><text:span text:style-name="T5">&lt;input </text:span><text:span text:style-name="T12">type=</text:span><text:span text:style-name="T18">"button" </text:span><text:span text:style-name="T12">value=</text:span><text:span text:style-name="T18">"Check Pallindrome" </text:span><text:span text:style-name="T12">onclick=</text:span><text:span text:style-name="T18">"</text:span><text:span text:style-name="T24">checkpallindrome</text:span>()<text:span text:style-name="T18">" </text:span><text:span text:style-name="T5">/&gt;</text:span></text:p>
      <text:p text:style-name="P4">&lt;/body&gt;</text:p>
      <text:p text:style-name="P26">&lt;/html&gt;</text:p>
      <text:p text:style-name="P9"><text:span text:style-name="T9"/></text:p>
      <text:p text:style-name="P1"><text:soft-page-break/></text:p>
      <text:list xml:id="list165957750250845" text:continue-numbering="true" text:style-name="L1">
        <text:list-header>
          <text:p text:style-name="P14"><text:span text:style-name="T1">3.</text:span>Area of circle?</text:p>
          <text:p text:style-name="P17"><text:span text:style-name="T5">&lt;!DOCTYPE </text:span><text:span text:style-name="T12">html</text:span><text:span text:style-name="T5">&gt;</text:span></text:p>
        </text:list-header>
      </text:list>
      <text:p text:style-name="P2"><text:span text:style-name="T5">&lt;html </text:span><text:span text:style-name="T12">lang=</text:span><text:span text:style-name="T18">"en"</text:span><text:span text:style-name="T5">&gt;</text:span></text:p>
      <text:p text:style-name="P4">&lt;head&gt;</text:p>
      <text:p text:style-name="P3"><text:span text:style-name="T5"><text:s text:c="4"/></text:span><text:span text:style-name="T6">&lt;meta </text:span><text:span text:style-name="T13">charset=</text:span><text:span text:style-name="T19">"UTF-8"</text:span><text:span text:style-name="T6">&gt;</text:span></text:p>
      <text:p text:style-name="P3"><text:span text:style-name="T5"><text:s text:c="4"/></text:span><text:span text:style-name="T6">&lt;title&gt;</text:span><text:span text:style-name="T20">Area Of Circle</text:span><text:span text:style-name="T6">&lt;/title&gt;</text:span></text:p>
      <text:p text:style-name="P3"><text:span text:style-name="T5"><text:s text:c="4"/></text:span><text:span text:style-name="T6">&lt;script </text:span><text:span text:style-name="T13">type=</text:span><text:span text:style-name="T19">"text/javascript"</text:span><text:span text:style-name="T6">&gt;</text:span></text:p>
      <text:p text:style-name="P3"><text:span text:style-name="T5"><text:s text:c="8"/></text:span><text:span text:style-name="T23">function </text:span><text:span text:style-name="T25">area</text:span><text:span text:style-name="T20">() {</text:span></text:p>
      <text:p text:style-name="P3"><text:s text:c="12"/><text:span text:style-name="T23">var </text:span><text:span text:style-name="T20">r=</text:span><text:span text:style-name="T25">prompt</text:span><text:span text:style-name="T20">(</text:span><text:span text:style-name="T27">"Enter Radius to calculate area"</text:span><text:span text:style-name="T20">)</text:span><text:span text:style-name="T22">;</text:span></text:p>
      <text:p text:style-name="P3"><text:span text:style-name="T21"><text:s text:c="12"/></text:span><text:span text:style-name="T23">var </text:span><text:span text:style-name="T20">ar=</text:span><text:span text:style-name="T28">3.14</text:span><text:span text:style-name="T20">*r*r</text:span><text:span text:style-name="T22">;</text:span></text:p>
      <text:p text:style-name="P3"><text:span text:style-name="T21"><text:s text:c="12"/></text:span><text:span text:style-name="T20">document.</text:span><text:span text:style-name="T25">write</text:span><text:span text:style-name="T20">(</text:span><text:span text:style-name="T27">"Area of circle is "</text:span><text:span text:style-name="T20">+ ar)</text:span><text:span text:style-name="T22">;</text:span></text:p>
      <text:p text:style-name="P3"><text:span text:style-name="T21"><text:s text:c="8"/></text:span><text:span text:style-name="T20">}</text:span></text:p>
      <text:p text:style-name="P3"><text:s text:c="4"/><text:span text:style-name="T6">&lt;/script&gt;</text:span></text:p>
      <text:p text:style-name="P4">&lt;/head&gt;</text:p>
      <text:p text:style-name="P4">&lt;body&gt;</text:p>
      <text:p text:style-name="P2"><text:span text:style-name="T5">&lt;input </text:span><text:span text:style-name="T12">type=</text:span><text:span text:style-name="T18">"button" </text:span><text:span text:style-name="T12">value=</text:span><text:span text:style-name="T18">"CalculateArea" </text:span><text:span text:style-name="T12">onclick=</text:span><text:span text:style-name="T18">"</text:span><text:span text:style-name="T24">area</text:span>()<text:span text:style-name="T18">" </text:span><text:span text:style-name="T5">/&gt;</text:span></text:p>
      <text:p text:style-name="P4">&lt;/body&gt;</text:p>
      <text:p text:style-name="P26">&lt;/html&gt;</text:p>
      <text:list xml:id="list165957240492894" text:continue-numbering="true" text:style-name="L1">
        <text:list-header>
          <text:p text:style-name="P15"/>
          <text:p text:style-name="P14"><text:span text:style-name="T1">4.</text:span>Copy information of one object to another and log it to console.?</text:p>
          <text:p text:style-name="P20"><text:span text:style-name="T5">&lt;!DOCTYPE </text:span><text:span text:style-name="T12">html</text:span><text:span text:style-name="T5">&gt;</text:span></text:p>
        </text:list-header>
      </text:list>
      <text:p text:style-name="P2"><text:span text:style-name="T5">&lt;html </text:span><text:span text:style-name="T12">lang=</text:span><text:span text:style-name="T18">"en"</text:span><text:span text:style-name="T5">&gt;</text:span></text:p>
      <text:p text:style-name="P4">&lt;head&gt;</text:p>
      <text:p text:style-name="P3"><text:span text:style-name="T5"><text:s text:c="4"/></text:span><text:span text:style-name="T6">&lt;meta </text:span><text:span text:style-name="T13">charset=</text:span><text:span text:style-name="T19">"UTF-8"</text:span><text:span text:style-name="T6">&gt;</text:span></text:p>
      <text:p text:style-name="P3"><text:span text:style-name="T5"><text:s text:c="4"/></text:span><text:span text:style-name="T6">&lt;title&gt;</text:span><text:span text:style-name="T20">Copy to console</text:span><text:span text:style-name="T6">&lt;/title&gt;</text:span></text:p>
      <text:p text:style-name="P4">&lt;/head&gt;</text:p>
      <text:p text:style-name="P2"><text:span text:style-name="T5">&lt;script </text:span><text:span text:style-name="T12">type=</text:span><text:span text:style-name="T18">"text/javascript"</text:span><text:span text:style-name="T5">&gt;</text:span></text:p>
      <text:p text:style-name="P3"><text:span text:style-name="T5"><text:s text:c="4"/></text:span><text:span text:style-name="T23">var </text:span><text:span text:style-name="T20">obj1</text:span><text:span text:style-name="T22">,</text:span><text:span text:style-name="T20">obj2</text:span><text:span text:style-name="T22">;</text:span></text:p>
      <text:p text:style-name="P3"><text:span text:style-name="T21"><text:s text:c="4"/></text:span><text:span text:style-name="T20">obj1={</text:span></text:p>
      <text:p text:style-name="P3"><text:s text:c="8"/><text:span text:style-name="T29">fname</text:span><text:span text:style-name="T20">:</text:span><text:span text:style-name="T27">"deepshikha"</text:span><text:span text:style-name="T22">,</text:span></text:p>
      <text:p text:style-name="P3"><text:span text:style-name="T21"><text:s text:c="8"/></text:span><text:span text:style-name="T29">lname</text:span><text:span text:style-name="T20">:</text:span><text:span text:style-name="T27">"Yadav"</text:span></text:p>
      <text:p text:style-name="P3"><text:span text:style-name="T26"><text:s text:c="4"/></text:span><text:span text:style-name="T20">}</text:span><text:span text:style-name="T22">;</text:span></text:p>
      <text:p text:style-name="P3"><text:span text:style-name="T21"><text:s text:c="4"/></text:span><text:span text:style-name="T23">var </text:span><text:span text:style-name="T20">obj2=obj1</text:span><text:span text:style-name="T22">;</text:span></text:p>
      <text:p text:style-name="P3"><text:span text:style-name="T21"><text:s text:c="4"/></text:span><text:span text:style-name="T23">for</text:span><text:span text:style-name="T20">(</text:span><text:span text:style-name="T23">var </text:span><text:span text:style-name="T20">x </text:span><text:span text:style-name="T23">in </text:span><text:span text:style-name="T20">obj1)</text:span></text:p>
      <text:p text:style-name="P3"><text:s text:c="8"/><text:span text:style-name="T20">console.</text:span><text:span text:style-name="T25">log</text:span><text:span text:style-name="T20">(</text:span><text:span text:style-name="T27">"Info in obj1 <text:s/>"</text:span><text:span text:style-name="T20">+ obj1[x])</text:span><text:span text:style-name="T22">;</text:span></text:p>
      <text:p text:style-name="P3"><text:span text:style-name="T21"><text:s text:c="4"/></text:span><text:span text:style-name="T23">for</text:span><text:span text:style-name="T20">(</text:span><text:span text:style-name="T23">var </text:span><text:span text:style-name="T20">y </text:span><text:span text:style-name="T23">in </text:span><text:span text:style-name="T20">obj1)</text:span></text:p>
      <text:p text:style-name="P3"><text:s text:c="8"/><text:span text:style-name="T20">console.</text:span><text:span text:style-name="T25">log</text:span><text:span text:style-name="T20">(</text:span><text:span text:style-name="T27">"Info in obj2 "</text:span><text:span text:style-name="T20">+ obj2[y])</text:span><text:span text:style-name="T22">;</text:span></text:p>
      <text:p text:style-name="P4">&lt;/script&gt;</text:p>
      <text:p text:style-name="P4">&lt;body&gt;</text:p>
      <text:p text:style-name="P2"><text:span text:style-name="T5">&lt;h4&gt;</text:span>Copy to console<text:span text:style-name="T5">&lt;/h4&gt;</text:span></text:p>
      <text:p text:style-name="P4">&lt;/body&gt;</text:p>
      <text:p text:style-name="P27"><text:span text:style-name="T6">&lt;/html&gt;</text:span></text:p>
      <text:list xml:id="list165956962855699" text:continue-numbering="true" text:style-name="L1">
        <text:list-header>
          <text:p text:style-name="P14"/>
          <text:p text:style-name="P14"><text:span text:style-name="T1">5.</text:span>create a list of objects of Employee with info as follow :</text:p>
          <text:list>
            <text:list-item>
              <text:p text:style-name="P12">Name, age, salary ,DOB</text:p>
            </text:list-item>
            <text:list-item>
              <text:p text:style-name="P12">filter all employees with salary greater than 5000</text:p>
            </text:list-item>
            <text:list-item>
              <text:p text:style-name="P12">group employee on the basis of their age</text:p>
            </text:list-item>
            <text:list-item>
              <text:p text:style-name="P12">fetch employees with salary less than 1000 and age greater than 20. Then give them an increment 5 times their salary. </text:p>
            </text:list-item>
          </text:list>
        </text:list-header>
      </text:list>
      <text:p text:style-name="P21"><text:span text:style-name="T5">&lt;!DOCTYPE </text:span><text:span text:style-name="T12">html</text:span><text:span text:style-name="T5">&gt;</text:span></text:p>
      <text:p text:style-name="P2"><text:span text:style-name="T5">&lt;html </text:span><text:span text:style-name="T12">lang=</text:span><text:span text:style-name="T18">"en"</text:span><text:span text:style-name="T5">&gt;</text:span></text:p>
      <text:p text:style-name="P4">&lt;head&gt;</text:p>
      <text:p text:style-name="P3"><text:span text:style-name="T5"><text:s text:c="4"/></text:span><text:span text:style-name="T6">&lt;meta </text:span><text:span text:style-name="T13">charset=</text:span><text:span text:style-name="T19">"UTF-8"</text:span><text:span text:style-name="T6">&gt;</text:span></text:p>
      <text:p text:style-name="P3"><text:span text:style-name="T5"><text:s text:c="4"/></text:span><text:span text:style-name="T6">&lt;title&gt;</text:span><text:span text:style-name="T20">Employee Information</text:span><text:span text:style-name="T6">&lt;/title&gt;</text:span></text:p>
      <text:p text:style-name="P4"><text:soft-page-break/>&lt;/head&gt;</text:p>
      <text:p text:style-name="P2"><text:span text:style-name="T5">&lt;script </text:span><text:span text:style-name="T12">type=</text:span><text:span text:style-name="T18">"text/javascript"</text:span><text:span text:style-name="T5">&gt;</text:span></text:p>
      <text:p text:style-name="P3"><text:span text:style-name="T5"><text:s text:c="8"/></text:span><text:span text:style-name="T23">var </text:span><text:span text:style-name="T20">emp = [{</text:span><text:span text:style-name="T29">name</text:span><text:span text:style-name="T20">: </text:span><text:span text:style-name="T27">"Deepshikha"</text:span><text:span text:style-name="T22">, </text:span><text:span text:style-name="T29">age</text:span><text:span text:style-name="T20">: </text:span><text:span text:style-name="T28">22</text:span><text:span text:style-name="T22">, </text:span><text:span text:style-name="T29">salary</text:span><text:span text:style-name="T20">: </text:span><text:span text:style-name="T28">6000</text:span><text:span text:style-name="T22">, </text:span><text:span text:style-name="T29">dob</text:span><text:span text:style-name="T20">: </text:span><text:span text:style-name="T27">"01/12/1996"</text:span><text:span text:style-name="T20">}</text:span><text:span text:style-name="T22">,</text:span></text:p>
      <text:p text:style-name="P3"><text:span text:style-name="T21"><text:s text:c="12"/></text:span><text:span text:style-name="T20">{</text:span><text:span text:style-name="T29">name</text:span><text:span text:style-name="T20">: </text:span><text:span text:style-name="T27">"Mansi"</text:span><text:span text:style-name="T22">, </text:span><text:span text:style-name="T29">age</text:span><text:span text:style-name="T20">: </text:span><text:span text:style-name="T28">22</text:span><text:span text:style-name="T22">, </text:span><text:span text:style-name="T29">salary</text:span><text:span text:style-name="T20">: </text:span><text:span text:style-name="T28">500</text:span><text:span text:style-name="T22">, </text:span><text:span text:style-name="T29">dob</text:span><text:span text:style-name="T20">: </text:span><text:span text:style-name="T27">"02/11/1996"</text:span><text:span text:style-name="T20">}</text:span><text:span text:style-name="T22">,</text:span></text:p>
      <text:p text:style-name="P3"><text:span text:style-name="T21"><text:s text:c="12"/></text:span><text:span text:style-name="T20">{</text:span><text:span text:style-name="T29">name</text:span><text:span text:style-name="T20">: </text:span><text:span text:style-name="T27">"Charvee"</text:span><text:span text:style-name="T22">, </text:span><text:span text:style-name="T29">age</text:span><text:span text:style-name="T20">: </text:span><text:span text:style-name="T28">20</text:span><text:span text:style-name="T22">, </text:span><text:span text:style-name="T29">salary</text:span><text:span text:style-name="T20">: </text:span><text:span text:style-name="T28">3000</text:span><text:span text:style-name="T22">, </text:span><text:span text:style-name="T29">dob</text:span><text:span text:style-name="T20">: </text:span><text:span text:style-name="T27">"17/02/1998"</text:span><text:span text:style-name="T20">}</text:span><text:span text:style-name="T22">,</text:span></text:p>
      <text:p text:style-name="P3"><text:span text:style-name="T21"><text:s text:c="12"/></text:span><text:span text:style-name="T20">{</text:span><text:span text:style-name="T29">name</text:span><text:span text:style-name="T20">: </text:span><text:span text:style-name="T27">"Gunjan"</text:span><text:span text:style-name="T22">, </text:span><text:span text:style-name="T29">age</text:span><text:span text:style-name="T20">: </text:span><text:span text:style-name="T28">19</text:span><text:span text:style-name="T22">, </text:span><text:span text:style-name="T29">salary</text:span><text:span text:style-name="T20">: </text:span><text:span text:style-name="T28">2000</text:span><text:span text:style-name="T22">, </text:span><text:span text:style-name="T29">dob</text:span><text:span text:style-name="T20">: </text:span><text:span text:style-name="T27">"21/10/1999"</text:span><text:span text:style-name="T20">}</text:span></text:p>
      <text:p text:style-name="P3"><text:s text:c="8"/><text:span text:style-name="T20">]</text:span><text:span text:style-name="T22">;</text:span></text:p>
      <text:p text:style-name="P3"><text:span text:style-name="T21"><text:s text:c="8"/></text:span><text:span text:style-name="T23">for</text:span><text:span text:style-name="T20">(</text:span><text:span text:style-name="T23">var </text:span><text:span text:style-name="T20">key </text:span><text:span text:style-name="T23">in </text:span><text:span text:style-name="T20">emp)</text:span></text:p>
      <text:p text:style-name="P3"><text:s text:c="8"/><text:span text:style-name="T20">{</text:span></text:p>
      <text:p text:style-name="P3"><text:s text:c="10"/><text:span text:style-name="T20">console.</text:span><text:span text:style-name="T25">log</text:span><text:span text:style-name="T20">(</text:span><text:span text:style-name="T27">"Employee name "</text:span><text:span text:style-name="T20">+emp[key].</text:span><text:span text:style-name="T29">name</text:span><text:span text:style-name="T20">)</text:span><text:span text:style-name="T22">;</text:span></text:p>
      <text:p text:style-name="P3"><text:span text:style-name="T21"><text:s text:c="8"/></text:span><text:span text:style-name="T20">}</text:span></text:p>
      <text:p text:style-name="P3"><text:s text:c="4"/><text:span text:style-name="T23">var </text:span><text:span text:style-name="T20">filter={}</text:span><text:span text:style-name="T22">;</text:span></text:p>
      <text:p text:style-name="P3"><text:span text:style-name="T21"><text:s text:c="8"/></text:span><text:span text:style-name="T23">for</text:span><text:span text:style-name="T20">(</text:span><text:span text:style-name="T23">var </text:span><text:span text:style-name="T20">key </text:span><text:span text:style-name="T23">in </text:span><text:span text:style-name="T20">emp)</text:span></text:p>
      <text:p text:style-name="P3"><text:s text:c="8"/><text:span text:style-name="T20">{</text:span></text:p>
      <text:p text:style-name="P3"><text:s text:c="12"/><text:span text:style-name="T20">filter[emp[key].</text:span><text:span text:style-name="T29">age</text:span><text:span text:style-name="T20">]=[]</text:span><text:span text:style-name="T22">;</text:span></text:p>
      <text:p text:style-name="P3"><text:span text:style-name="T21"><text:s text:c="8"/></text:span><text:span text:style-name="T20">}</text:span></text:p>
      <text:p text:style-name="P3"><text:s text:c="8"/><text:span text:style-name="T23">for</text:span><text:span text:style-name="T20">(</text:span><text:span text:style-name="T23">var </text:span><text:span text:style-name="T20">key </text:span><text:span text:style-name="T23">in </text:span><text:span text:style-name="T20">emp)</text:span></text:p>
      <text:p text:style-name="P3"><text:s text:c="8"/><text:span text:style-name="T20">{</text:span></text:p>
      <text:p text:style-name="P3"><text:s text:c="12"/><text:span text:style-name="T20">filter[emp[key].</text:span><text:span text:style-name="T29">age</text:span><text:span text:style-name="T20">].</text:span><text:span text:style-name="T29">push</text:span><text:span text:style-name="T20">(emp[key].</text:span><text:span text:style-name="T29">name</text:span><text:span text:style-name="T20">)</text:span><text:span text:style-name="T22">;</text:span></text:p>
      <text:p text:style-name="P3"><text:span text:style-name="T21"><text:s text:c="8"/></text:span><text:span text:style-name="T20">}</text:span></text:p>
      <text:p text:style-name="P3"><text:s text:c="8"/><text:span text:style-name="T23">for</text:span><text:span text:style-name="T20">(</text:span><text:span text:style-name="T23">var </text:span><text:span text:style-name="T20">key </text:span><text:span text:style-name="T23">in </text:span><text:span text:style-name="T20">emp)</text:span></text:p>
      <text:p text:style-name="P3"><text:s text:c="8"/><text:span text:style-name="T20">{</text:span></text:p>
      <text:p text:style-name="P3"><text:s text:c="12"/><text:span text:style-name="T23">if</text:span><text:span text:style-name="T20">(emp[key].</text:span><text:span text:style-name="T29">salary</text:span><text:span text:style-name="T20">&lt;</text:span><text:span text:style-name="T28">1000 </text:span><text:span text:style-name="T20">&amp;&amp; emp[key].</text:span><text:span text:style-name="T29">age</text:span><text:span text:style-name="T20">&gt;</text:span><text:span text:style-name="T28">20</text:span><text:span text:style-name="T20">)</text:span></text:p>
      <text:p text:style-name="P3"><text:s text:c="16"/><text:span text:style-name="T20">emp[key].</text:span><text:span text:style-name="T29">salary</text:span><text:span text:style-name="T20">=</text:span><text:span text:style-name="T25">parseInt</text:span><text:span text:style-name="T20">(emp[key].</text:span><text:span text:style-name="T29">salary</text:span><text:span text:style-name="T20">)*</text:span><text:span text:style-name="T28">5</text:span><text:span text:style-name="T22">;</text:span></text:p>
      <text:p text:style-name="P3"><text:span text:style-name="T21"><text:s text:c="8"/></text:span><text:span text:style-name="T20">}</text:span></text:p>
      <text:p text:style-name="P3"><text:s text:c="8"/><text:span text:style-name="T23">for </text:span><text:span text:style-name="T20">(</text:span><text:span text:style-name="T23">var </text:span><text:span text:style-name="T20">key </text:span><text:span text:style-name="T23">in </text:span><text:span text:style-name="T20">emp)</text:span></text:p>
      <text:p text:style-name="P3"><text:s text:c="8"/><text:span text:style-name="T20">{</text:span></text:p>
      <text:p text:style-name="P3"><text:s text:c="12"/><text:span text:style-name="T20">console.</text:span><text:span text:style-name="T25">log</text:span><text:span text:style-name="T20">(emp[key])</text:span><text:span text:style-name="T22">;</text:span></text:p>
      <text:p text:style-name="P3"><text:span text:style-name="T21"><text:s text:c="8"/></text:span><text:span text:style-name="T20">}</text:span></text:p>
      <text:p text:style-name="P4">&lt;/script&gt;</text:p>
      <text:p text:style-name="P4">&lt;body&gt;</text:p>
      <text:p text:style-name="P4">&lt;/body&gt;</text:p>
      <text:p text:style-name="P26">&lt;/html&gt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2:23:11.463397576</meta:creation-date>
    <dc:date>2019-02-13T16:59:53.551063057</dc:date>
    <meta:editing-duration>PT3H36M2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3" meta:paragraph-count="140" meta:word-count="377" meta:character-count="3818" meta:non-whitespace-character-count="2773"/>
  </office:meta>
</office:document-meta>
</file>